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36pt" style:font-size-asian="36pt" style:font-size-complex="36pt"/>
    </style:style>
    <style:style style:name="P2" style:family="paragraph" style:parent-style-name="Standard">
      <style:paragraph-properties fo:text-align="start" style:justify-single-word="false"/>
      <style:text-properties style:font-name="Calibri" fo:font-size="16pt" style:font-size-asian="16pt" style:font-size-complex="16pt"/>
    </style:style>
    <style:style style:name="P3" style:family="paragraph" style:parent-style-name="Standard">
      <style:paragraph-properties fo:text-align="start" style:justify-single-word="false"/>
      <style:text-properties style:font-name="Calibri" fo:font-size="10pt" style:font-size-asian="10pt" style:font-size-complex="10pt"/>
    </style:style>
    <style:style style:name="P4" style:family="paragraph" style:parent-style-name="Standard">
      <style:paragraph-properties fo:text-align="start" style:justify-single-word="false"/>
      <style:text-properties style:font-name="Calibri" fo:font-size="14pt" style:font-size-asian="14pt" style:font-size-complex="14pt"/>
    </style:style>
    <style:style style:name="P5" style:family="paragraph" style:parent-style-name="Standard">
      <style:paragraph-properties fo:margin-top="0cm" fo:margin-bottom="0cm" fo:text-align="start" style:justify-single-word="false" fo:background-color="#ffffff" fo:padding="0cm" fo:border="none">
        <style:background-image/>
      </style:paragraph-properties>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Calibri"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text:p>
      <text:p text:style-name="P2"/>
      <text:p text:style-name="P2">Die Geschichte der Welt:</text:p>
      <text:p text:style-name="P5">Am Anfang schuf Gott das Unbekannte. Danach schuf Gott das Universum und die Welt, doch danach zerstritt sich Gott mit sich selbst und trennte sich in drei Götter auf. Den ein Gott wollte weiter an der Welt und dem Universum arbeiten, während ein anderer Gott etwas neues erschaffen wollte und ein dritter wollte das Unbekannte verändern, den es ist das ##### ( unlesbar weil viele Wörter übereinander geschrieben wurden). Doch durch die Trennung trennte sich auch die Kraft von Gott und so war es Gott nicht mehr möglich seine Ziele so zu verwirklichen wie er es geplant hatte. Zumindest nicht in der selben Größenordnung. Deshalb erschuf Gott Herolde die ihm dabei helfen sollten jeder Teil von Gott erschuf seine Eigene Gruppe an Herolden.</text:p>
      <text:p text:style-name="P5">So erschuf der teil Gottes der die Welt und das Universum verbessern wollte die Völker Herolde, diese veränderten die Menschen zu neuen Rassen so wie sie den Herolden am meisten gefielen.</text:p>
      <text:p text:style-name="P5">Der teil Gottes der etwas neues erschaffen wollte erschuf die wandernden Herolde, diese wandern durch die Welt und suchen sich unter den Völkern passende Helfer und Anbeter und um heraus zu finden ob dieser oder jener Mensch, Elf, Ork, Zentaur, Zwerg, etc. passt schicken die Herolde die Menschen auf ihre Inseln wo sich ihre auserwählten beweisen müssen oder wo sie zur Belohnung hin gehen dürfen.</text:p>
      <text:p text:style-name="P2">Magie:</text:p>
      <text:p text:style-name="P5">Magie bzw. Manna ist pure Energie die man zur Manipulation der Umgebung oder sich selbst benutzen kann. Man kann Manna einfach freisetzen mit Zaubern der Elementarmagie oder man kann Materialien herbeizaubern, die Umgebung verändern oder sich selbst Verändern. Magie und Wasser sind eng mit einander verknüpft. Das sorgt dafür das Wasser der am schwersten herbei zu Zaubernde Stoff ist. Zu beginn des Spiels ist es noch eine große Frage in der Magie Wissenschaft warum es den in der Elementarmagie eine Schule der Eis Magie gibt, aber man kann es entweder fast selbst herausfinden (man kann herausfinden das es kein Wasser ist sondern eine pure Version von einem Stoff ist der in der Luft vorkommt) oder man kann es in einer Nachricht erfahren die mit einem Schiff ankommt.</text:p>
      <text:p text:style-name="P5">Nekromantie und Illusion sind komplexer, dort wird mit der Energie nicht direkt die Umgebung manipuliert. </text:p>
      <text:p text:style-name="P5">Sondern mit Illusion werden Photonen so umgelenkt das für das Ziel die Dinge an anderen Positionen sind als sie es in Wirklichkeit sind, bzw. anders aussehen. </text:p>
      <text:p text:style-name="P5">Bei der Nekromantie wird ein Monster beschworen dessen Fähigkeiten man übernehmen kann, jedoch muss das Monster Schwächer als man selbst sein, sonst wendet sich das Monster gegen den Beschwörer, weil es seinen Willen brechen kann. </text:p>
      <text:p text:style-name="P2">Rassen:</text:p>
      <text:p text:style-name="P3">Die Menschen sind die älteste Rasse (nicht im Durchschnittsalter der einzelnen Menschen, aber vom Zeitpunkt der Existenz aus gesehen schon). 1500 Jahre nach der Erschaffung der Menschen wurden die Elfen von Elenil erschaffen. Die Elfen wurden von Elenil ziemlich am Anfang ihrer Erschaffung auf ihre eigen Insel umgesiedelt, damit verhinderte Elenil, fürs erste, das die Elfen sich mit den Menschen und später den anderen Rassen zu verfeindeten. </text:p>
      <text:p text:style-name="P3"/>
      <text:p text:style-name="P3">Doch bevor die anderen Rassen erschaffen wurden hatten die Elfen auf ihrer Insel ganz andere Probleme. Dort brach 1013 Jahre nach ihrer Erschaffung eine Seuche aus die fast die fast die Hälfte aller Elfen ausrottete und für die nächsten 500 Jahre für ein drastisch zurückgehendes Wachstum sorgte. Kaum wurde die Seuche einiger maßen bekämpft, begann der erste Krieg zwischen den Menschen und den Elfen. Er wurde begonnen weil die Menschen Angst hatten die Elfen könnten sonst die Welt Überbevölkern, weil sie solange Lebten und dadurch so viele Generationen gleichzeitig Existierten. Um den Krieg zu beenden wurde beschlossen, das Elfen nicht mehrmals Kinder bekommen durften. Vorher zeugten die meisten Elfen alle 100 Jahre Kinder, da Elfen aber solange Leben bedeutete das, dass Ur Opas und Ur Omas immer noch neue Kinder bekamen während die Ur Enkel zum ersten mal Kinder bekamen. Ab dem Abkommen durften Elfen nur solange Kinder bekommen bis ihre eigenen Kinder auch Kinder bekamen. Das sorgte dafür das die Elfen nun die von der Population her kleinste Rasse sind (von den Yetis ist es noch nicht bekannt wie viele s gibt, und die Zentauren werden nicht als Rasse angesehen). </text:p>
      <text:p text:style-name="P3"/>
      <text:p text:style-name="P3">3203 Jahre nach der Erschaffung der Menschen wurden die Zwerge erschaffen. Diese gingen in den Südosten, den dort gab es das anscheinend beste Metall. Jedoch stellte sich heraus das, dass Metall nur in der Legierung mit Schwarzstahl/Zwillingsgebirge Stahl das beste Schmiede Metall war. Nachdem die Zwerge sich in dem Hohen Gebirge niedergelassen hatten, gründeten sie zusammen mit den Elfen und den Menschen ein Handels Dreieck. Die Menschen handeln größten teils mit ihrem Stahl, Schwarzstahl und vor allem mit Nahrungsmitteln. Denn die Zwerge untertage können kaum etwas Anbauen und den Elfen schmeckt das Essen von den Menschen schlichtweg einfach besser, <text:soft-page-break/>wahrscheinlich weil die Elfen mehr Zeit in die Erforschung der Magie stecken als in Kochkunst. Im Gegenzug handeln die Zwerge mit Verzauberten Gegenständen, während Elfen auch Gegenstände Verzaubern, handeln sie größtenteils mit Zaubern. Da die Zwerge und die Elfen Rivalen im Verzauberungshandel sind, sind Zwerge und Elfen nicht gut aufeinander zu sprechen. Alle Paar Monate gehen Händler beider Seiten an Handelsintrigen der Rivalen zugrunde, manchmal gehen dabei auch andere Händler zugrunde und diese Intrigen haben dann Langzeit folgen auf bestimmte Waren. Bisher gab es allerdings nur 2 Kriege zwischen den Elfen und den Zwergen, und das obwohl sie sich mittlerweile seit 3318 Jahren Rivalisieren. </text:p>
      <text:p text:style-name="P3"/>
      <text:p text:style-name="P3">Der Schwarzstahl wurde aus dem Zwillingsgebirge gewonnen. Das Zwillingsgebirge wurde schon 685 Jahre vor der Erschaffung der Zwerge entdeckt. Dort befindet sich nicht nur Schwarzstahl sondern dort findet man auch Gold, Granit, Marmor, Kohle, Stahl, <text:s/>und Silber. Damit ist das Zwillingsgebirge das Wertvollste bekannte Gebirge und das wichtigste Rohstoff Reservoir. Der Titel „Der Steinreiche“ kommt von diesem Gebirge, denn die Entdecker fanden dort erst Granit und Marmor. Und wurden mit diesen „Steinen“ reich was die Bezeichnung „Der Steinreiche“ hervor rief. „Der Steinreiche“ ist bis heute ein Titel der dem Nachfahren der Entdecker vergeben wird und damit gleichzeitig die Bezeichnung für den Reichsten bekannten Menschen. Auch wird oft wenn man einen Reichen sieht oder über einen Redet behauptet er sei „Steinreich“. </text:p>
      <text:p text:style-name="P3"/>
      <text:p text:style-name="P3">Etwa 300 Jahre nach der Erschaffung der Zwerge wurden die Orks erschaffen. Die Orks kamen als die letzte der 4 Hauptrassen auf die Welt. Die Orks sind durchschnittlich die größten der 4 Hauptrassen sie überragen selbst die Elfen um etwa 20cm. Sie sind gute Schmiede, Stark und haben dunkle Haut. <text:s/>Sie sind in allem Handwerklichen Aufgaben gut, da sie von ihrem Herold die Fähigkeit zum Umgang mit allem Physikalischen gesegnet. </text:p>
      <text:p text:style-name="P3"/>
      <text:p text:style-name="P3">Natürlich gibt es noch andere Humanoide Rassen, allerdings sind diese nirgends Vorherrschend und bauen auch keine richtige Infrastruktur auf. So gibt es noch Goblins die wie Zwerge in Höhlen leben jedoch keine eigen Graben sondern sich von dem Ungeziefer in den Höhlen ernähren. Die Zentauren haben Probleme sich richtig einzugliedern, weil sie so groß und lang sind. Zentauren sind allerdings oft auf Straßen zusehen den sie sind durch ihren Körperbau perfekte Händler. Das Besondere an Zentauren ist das sie nicht als Zentauren geboren werden sondern sich Leute aller aufgezählten Rassen in Zentauren mit einem Ritual verwandeln können. Allerdings wird dieses Buch nicht auf das Ritual zum Verwandeln eingehen. </text:p>
      <text:p text:style-name="P3"/>
      <text:p text:style-name="P3"/>
      <text:p text:style-name="P3"/>
      <text:p text:style-name="P4">Die Insel (Nysiros)</text:p>
      <text:p text:style-name="P3">Die Insel Nysiros wurde zuerst von den Elfen entdeckt als sie in das verheißene Land wanderten. Sie besteht aus einem Vulkan in der Mitte zwei Dörfern, die seit 3000 bzw. 2700 Jahren existieren, dem Tempel in der Mitte der Insel und den 3 Wald abschnitten im Norden. Die Insel ist von den Bewohnern in 9 Gebiete unterteilt: Die Felder von Westwacht, den Westwachwald, die Pilgerwiesen, den Vulkanwald, den Vulkantempel, Die Weingärten von Nysiros (Dorf), der große Ostwald, die Prärie der Piraten Bucht und die Vulkanküste. Die Insel wird Hauptsächlich von Elfen bewohnt, allerdings findet man hier auch alle anderen Rassen. In den Wäldern Jagen Bären, Wölfe und Füchse, die Vulkanküste wird von Schlangen bewohnt, während die Pilgerwiesen und die Wiesen um die Piraten Bucht von jagenden Hyänen heimgesucht werden, auf die Hyänen sollte man am meisten aufpassen, diese greifen nämlich auch Wanderer und Abenteurer an. Die anderen Tiere lassen einen Wanderer oder Abenteurer so lange in ruhe bis dieser in ihr Herrschaftsgebiet eindringt oder sie angreift, zu diesen Tieren gehören auch Wildschweine dazu. Was das Pilgern und Wandern angeht sollte man generell auf Nysiros darauf achten bevor man los zieht sich Auskunft über aktive Trolle zu holen, denn diese sind weit gefährlicher wie alle anderen bisher erwähnten Tiere, denn zum einen besitzen sie enorme Heilkräfte denen man nur mit sofort Tötungen sowie mit Eis oder Feuermagie beikommen kann. Zum anderen greifen sie wie Hyänen gezielt Pilger, Wanderer und Abenteurer an. Trolle kommen dafür größten Teils im Westen der Insel vor und kaum im Osten trotzdem sollte man im Osten auf Nachrichten von herumstreunenden Trollen achten. Fast schon als Ausgleich befinden sich im Osten fast alle Hyänen wodurch auf der gesamten Insel, abgesehen von den Dörfern, überall gefahren lauern könn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meta:initial-creator>
    <meta:creation-date>2017-05-04T17:54:08.51</meta:creation-date>
    <dc:date>2017-06-14T12:56:13.24</dc:date>
    <dc:creator>Joel </dc:creator>
    <meta:editing-duration>PT6H44M26S</meta:editing-duration>
    <meta:editing-cycles>17</meta:editing-cycles>
    <meta:generator>OpenOffice/4.1.3$Win32 OpenOffice.org_project/413m1$Build-9783</meta:generator>
    <meta:document-statistic meta:table-count="0" meta:image-count="0" meta:object-count="0" meta:page-count="2" meta:paragraph-count="19" meta:word-count="1480" meta:character-count="9458"/>
  </office:meta>
</office:document-meta>
</file>